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2.4547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0.8575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2.6047in"/>
    </style:style>
    <style:style style:name="co12" style:family="table-column">
      <style:table-column-properties fo:break-before="auto" style:column-width="0.6965in"/>
    </style:style>
    <style:style style:name="co13" style:family="table-column">
      <style:table-column-properties fo:break-before="auto" style:column-width="0.1071in"/>
    </style:style>
    <style:style style:name="co14" style:family="table-column">
      <style:table-column-properties fo:break-before="auto" style:column-width="3.1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ce6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Ord</text:p>
          </table:table-cell>
          <table:table-cell office:value-type="string" calcext:value-type="string">
            <text:p>More?</text:p>
          </table:table-cell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Spec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COMS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Total $</text:p>
          </table:table-cell>
          <table:table-cell/>
          <table:table-cell office:value-type="string" calcext:value-type="string">
            <text:p>Ord</text:p>
          </table:table-cell>
          <table:table-cell office:value-type="string" calcext:value-type="string">
            <text:p>Rec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Datashee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Total $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<text:a xlink:href="https://www.digikey.com.au/en/products/detail/rf-solutions/RFM95W-868S2/5051755?_gl=1*dk7re0*_up*MQ..&amp;gclid=CjwKCAjwg8qzBhAoEiwAWagLrDH321aLjChSF52eUF-QNLMqhUgMh27dfRPtyxYF2kPnyk-oLuktMRoCAQMQAvD_BwE" xlink:type="simple">LoRa Module</text:a></text:p>
          </table:table-cell>
          <table:table-cell office:value-type="string" calcext:value-type="string">
            <text:p>RFM95W-868S2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22.68" calcext:value-type="float">
            <text:p>22.68</text:p>
          </table:table-cell>
          <table:table-cell office:value-type="float" office:value="1" calcext:value-type="float">
            <text:p>1</text:p>
          </table:table-cell>
          <table:table-cell table:formula="of:=[.H5]*[.I5]" office:value-type="float" office:value="22.68" calcext:value-type="float">
            <text:p>22.68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3" office:value-type="string" calcext:value-type="string">
            <text:p>C1,C2,C3,C4,C5,C6,C7,C8,C9,C10,C11,C12,C13,C14,C16</text:p>
          </table:table-cell>
          <table:table-cell office:value-type="string" calcext:value-type="string">
            <text:p><text:a xlink:href="https://www.digikey.com.au/en/products/detail/yageo/CC0805KRX7R9BB104/302874" xlink:type="simple">0.1uF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2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table:formula="of:=[.S5]*[.R5]"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stmicroelectronics/STM32F401RET7/6621729?Enterprise=44&amp;Vendor=497&amp;WT.z_cid=sp_497_0928_buynow&amp;lang=en&amp;s=N4IgTCBcDaIMoBUCyBmMAxALABgIwCUBRBAdhAF0BfIA" xlink:type="simple">STM32</text:a></text:p>
          </table:table-cell>
          <table:table-cell office:value-type="string" calcext:value-type="string">
            <text:p>STM32F401RET7</text:p>
          </table:table-cell>
          <table:table-cell office:value-type="string" calcext:value-type="string">
            <text:p>64LQFP</text:p>
          </table:table-cell>
          <table:table-cell/>
          <table:table-cell office:value-type="float" office:value="8.59" calcext:value-type="float">
            <text:p>8.59</text:p>
          </table:table-cell>
          <table:table-cell office:value-type="float" office:value="1" calcext:value-type="float">
            <text:p>1</text:p>
          </table:table-cell>
          <table:table-cell table:formula="of:=[.H6]*[.I6]" office:value-type="float" office:value="8.59" calcext:value-type="float">
            <text:p>8.59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<text:a xlink:href="https://www.digikey.com.au/en/products/detail/samsung-electro-mechanics/CL21A475KAQNNNE/3886902" xlink:type="simple">4.7uF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3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[.S6]*[.R6]" office:value-type="float" office:value="0.16" calcext:value-type="float">
            <text:p>0.16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 1</text:p>
          </table:table-cell>
          <table:table-cell office:value-type="string" calcext:value-type="string">
            <text:p><text:a xlink:href="https://www.digikey.com.au/en/products/detail/bosch-sensortec/BMI323/16719593" xlink:type="simple">IMU</text:a></text:p>
          </table:table-cell>
          <table:table-cell office:value-type="string" calcext:value-type="string">
            <text:p>BMI323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formula="of:=[.H7]*[.I7]" office:value-type="float" office:value="7.1" calcext:value-type="float">
            <text:p>7.1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<text:a xlink:href="https://www.digikey.com.au/en/products/detail/murata-electronics/GRM21BR71H474KA88L/702592" xlink:type="simple">0.47uF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4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[.S7]*[.R7]" office:value-type="float" office:value="0.36" calcext:value-type="float">
            <text:p>0.36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 3</text:p>
          </table:table-cell>
          <table:table-cell office:value-type="string" calcext:value-type="string">
            <text:p><text:a xlink:href="https://www.digikey.com.au/en/products/detail/c-k/PTS-647-SN50-SMTR2-LFS/9649857" xlink:type="simple">Buttons</text:a></text:p>
          </table:table-cell>
          <table:table-cell office:value-type="string" calcext:value-type="string">
            <text:p>PTS 647 SN50 SMTR2 LFS</text:p>
          </table:table-cell>
          <table:table-cell/>
          <table:table-cell office:value-type="string" calcext:value-type="string">
            <text:p>GPIO/Interupt</text:p>
          </table:table-cell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formula="of:=[.H8]*[.I8]" office:value-type="float" office:value="1.4" calcext:value-type="float">
            <text:p>1.4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18,C19</text:p>
          </table:table-cell>
          <table:table-cell office:value-type="string" calcext:value-type="string">
            <text:p><text:a xlink:href="https://www.digikey.com.au/en/products/detail/yageo/CC0805JRNPO9BN120/302834" xlink:type="simple">12p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5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table:formula="of:=[.S8]*[.R8]" office:value-type="float" office:value="0.32" calcext:value-type="float">
            <text:p>0.32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 3</text:p>
          </table:table-cell>
          <table:table-cell office:value-type="string" calcext:value-type="string">
            <text:p><text:a xlink:href="https://www.digikey.com.au/en/products/detail/würth-elektronik/150141M173100/4489960" xlink:type="simple">Led’s</text:a></text:p>
          </table:table-cell>
          <table:table-cell office:value-type="string" calcext:value-type="string">
            <text:p>150141M173100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table:formula="of:=[.H9]*[.I9]" office:value-type="float" office:value="1.14" calcext:value-type="float">
            <text:p>1.14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a xlink:href="https://www.digikey.com.au/en/products/detail/yageo/RC0805FR-0710KL/727535" xlink:type="simple">10k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2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[.S9]*[.R9]" office:value-type="float" office:value="0.16" calcext:value-type="float">
            <text:p>0.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<text:a xlink:href="https://www.digikey.com.au/en/products/detail/edac-inc/690-005-299-043/4312191" xlink:type="simple">USB Mini B</text:a></text:p>
          </table:table-cell>
          <table:table-cell office:value-type="string" calcext:value-type="string">
            <text:p>690-005-299-043</text:p>
          </table:table-cell>
          <table:table-cell/>
          <table:table-cell office:value-type="string" calcext:value-type="string">
            <text:p>USB-OTG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table:formula="of:=[.H10]*[.I10]" office:value-type="float" office:value="1.02" calcext:value-type="float">
            <text:p>1.02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2,R3,R4,R5,R6,R7,R8,R9,R10</text:p>
          </table:table-cell>
          <table:table-cell office:value-type="string" calcext:value-type="string">
            <text:p><text:a xlink:href="https://www.digikey.com.au/en/products/detail/yageo/RC0805FR-0760R4L/728073" xlink:type="simple">60Ω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3</text:p>
          </table:table-cell>
          <table:table-cell office:value-type="float" office:value="9" calcext:value-type="float">
            <text:p>9</text:p>
          </table:table-cell>
          <table:table-cell office:value-type="float" office:value="0.16" calcext:value-type="float">
            <text:p>0.16</text:p>
          </table:table-cell>
          <table:table-cell table:formula="of:=[.S10]*[.R10]" office:value-type="float" office:value="1.44" calcext:value-type="float">
            <text:p>1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Programming Header</text:p>
          </table:table-cell>
          <table:table-cell office:value-type="string" calcext:value-type="string">
            <text:p>Header Pin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11]*[.I11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R11,R12,R13</text:p>
          </table:table-cell>
          <table:table-cell office:value-type="string" calcext:value-type="string">
            <text:p><text:a xlink:href="https://www.digikey.com.au/en/products/detail/vishay-beyschlag-draloric-bc-components/MCU08050D5002BP100/8125783" xlink:type="simple">50k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4</text:p>
          </table:table-cell>
          <table:table-cell office:value-type="float" office:value="3" calcext:value-type="float">
            <text:p>3</text:p>
          </table:table-cell>
          <table:table-cell office:value-type="float" office:value="1.33" calcext:value-type="float">
            <text:p>1.33</text:p>
          </table:table-cell>
          <table:table-cell table:formula="of:=[.S11]*[.R11]" office:value-type="float" office:value="3.99" calcext:value-type="float">
            <text:p>3.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<text:a xlink:href="https://www.digikey.com.au/en/products/detail/stmicroelectronics/LDK320AM33R/6192795" xlink:type="simple">Linear Regulator</text:a></text:p>
          </table:table-cell>
          <table:table-cell office:value-type="string" calcext:value-type="string">
            <text:p>LDK320AM33R</text:p>
          </table:table-cell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formula="of:=[.H12]*[.I12]" office:value-type="float" office:value="1.04" calcext:value-type="float">
            <text:p>1.04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 4</text:p>
          </table:table-cell>
          <table:table-cell office:value-type="string" calcext:value-type="string">
            <text:p>R14,R15</text:p>
          </table:table-cell>
          <table:table-cell office:value-type="string" calcext:value-type="string">
            <text:p><text:a xlink:href="https://www.digikey.com.au/en/products/detail/yageo/RC0805FR-0714K7L/727600" xlink:type="simple">4.7K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5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table:formula="of:=[.S12]*[.R12]" office:value-type="float" office:value="0.56" calcext:value-type="float">
            <text:p>0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<text:a xlink:href="https://www.digikey.com.au/en/products/detail/molex/2067640100/9520958" xlink:type="simple">Antenna</text:a></text:p>
          </table:table-cell>
          <table:table-cell table:style-name="ce2" office:value-type="float" office:value="2067640100" calcext:value-type="float">
            <text:p>2067640100</text:p>
          </table:table-cell>
          <table:table-cell table:number-columns-repeated="2"/>
          <table:table-cell office:value-type="float" office:value="6.85" calcext:value-type="float">
            <text:p>6.85</text:p>
          </table:table-cell>
          <table:table-cell office:value-type="float" office:value="1" calcext:value-type="float">
            <text:p>1</text:p>
          </table:table-cell>
          <table:table-cell table:formula="of:=[.H13]*[.I13]" office:value-type="float" office:value="6.85" calcext:value-type="float">
            <text:p>6.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<text:a xlink:href="https://www.digikey.com.au/en/products/detail/0734120114/WM3894CT-ND/2421931?curr=usd&amp;utm_campaign=buynow&amp;utm_medium=aggregator&amp;utm_source=octopart" xlink:type="simple">u.FL connector</text:a></text:p>
          </table:table-cell>
          <table:table-cell office:value-type="string" calcext:value-type="string">
            <text:p>U.FL-R-SMT-1(10)</text:p>
          </table:table-cell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table:formula="of:=[.H14]*[.I14]" office:value-type="float" office:value="1.51" calcext:value-type="float">
            <text:p>1.5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 1</text:p>
          </table:table-cell>
          <table:table-cell office:value-type="string" calcext:value-type="string">
            <text:p><text:a xlink:href="https://www.digikey.com.au/en/products/detail/LFXTAL026380/1923-LFXTAL026380CT-ND/8634020?curr=usd&amp;utm_campaign=buynow&amp;utm_medium=aggregator&amp;utm_source=octopart" xlink:type="simple">Oscillator</text:a></text:p>
          </table:table-cell>
          <table:table-cell office:value-type="string" calcext:value-type="string">
            <text:p>LFXTAL026380</text:p>
          </table:table-cell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table:formula="of:=[.H15]*[.I15]" office:value-type="float" office:value="1.51" calcext:value-type="float">
            <text:p>1.51</text:p>
          </table:table-cell>
          <table:table-cell table:number-columns-repeated="9"/>
          <table:table-cell table:formula="of:=SUM([.T5:.T12])" office:value-type="float" office:value="9.39" calcext:value-type="float">
            <text:p>9.39</text:p>
          </table:table-cell>
        </table:table-row>
        <table:table-row table:style-name="ro1">
          <table:table-cell table:number-columns-repeated="7"/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formula="of:=[.H16]*[.I16]" office:value-type="float" office:value="1.3" calcext:value-type="float">
            <text:p>1.3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Default"/>
          <table:table-cell/>
          <table:table-cell table:formula="of:=[.H17]*[.I1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Default"/>
          <table:table-cell/>
          <table:table-cell table:formula="of:=[.H18]*[.I1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Default"/>
          <table:table-cell/>
          <table:table-cell table:formula="of:=[.H19]*[.I1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Default"/>
          <table:table-cell/>
          <table:table-cell table:formula="of:=SUM([.J5:.J13])" office:value-type="float" office:value="52.82" calcext:value-type="float">
            <text:p>52.8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9:48:37.845313729</meta:creation-date>
    <meta:generator>LibreOffice/24.2.4.2$Linux_X86_64 LibreOffice_project/420$Build-2</meta:generator>
    <dc:date>2024-07-23T16:25:28.543458784</dc:date>
    <meta:editing-duration>PT4H12M40S</meta:editing-duration>
    <meta:editing-cycles>23</meta:editing-cycles>
    <meta:document-statistic meta:table-count="1" meta:cell-count="170" meta:object-count="0"/>
  </office:meta>
</office:document-meta>
</file>